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fo:font-weight="normal" style:font-weight-asian="normal" style:font-weight-complex="normal"/>
    </style:style>
    <style:style style:name="P3" style:family="paragraph" style:parent-style-name="Standard">
      <style:paragraph-properties fo:line-height="100%"/>
    </style:style>
    <style:style style:name="P4" style:family="paragraph" style:parent-style-name="Standard">
      <style:paragraph-properties fo:line-height="100%"/>
      <style:text-properties fo:font-weight="bold" style:font-weight-asian="bold" style:font-weight-complex="bold"/>
    </style:style>
    <style:style style:name="P5" style:family="paragraph" style:parent-style-name="Standard" style:list-style-name="L1"/>
    <style:style style:name="P6" style:family="paragraph" style:parent-style-name="Text_20_body">
      <style:paragraph-properties fo:line-height="100%"/>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size-asian="10.5pt"/>
    </style:style>
    <style:style style:name="T4" style:family="text">
      <style:text-properties style:text-position="super 58%"/>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2"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p text:style-name="P5">Getting Started with jBPM and Spring :</text:p>
        </text:list-header>
      </text:list>
      <text:p text:style-name="Standard">1. <text:span text:style-name="T1">Introduction </text:span></text:p>
      <text:p text:style-name="Standard">1.1 <text:span text:style-name="T1">What is BPM in general? </text:span><text:span text:style-name="T2">BPM – while also its own independent practice / school of thought – is an application of technology that is served by many products, not the least of which is jBPM. <text:s/>The best definition of BPM that I've found is: “Business Process Management (BPM) is the concept of shepherding work items through a multi-step process. The items are identified and tracked as they move through each step, with either specified people or applications processing the information. The process flow is determined by process logic and the applications (or processes) themselves play virtually no role in determining where the messages are sent.” <text:s/>(from </text:span><text:a xlink:type="simple" xlink:href="http://www.acf.hhs.gov/programs/cb/systems/sacwis/glossary.htm"><text:span text:style-name="T2">http://www.acf.hhs.gov/programs/cb/systems/sacwis/glossary.htm</text:span></text:a><text:span text:style-name="T2">) That's pretty much it. You shuttle a process along, essentially providing a to-do list for different agents who have single-focused responsibilities. Sometime, those agents correspond to automatic executions of some program, like a Quartz job. Sometimes those agents correspond to human beings clicking buttons on some form somewhere. In whole, all these actions, chained and take together form a process.</text:span></text:p>
      <text:p text:style-name="Standard">1.1.1 <text:span text:style-name="T1">About A UML State Diagram: </text:span>A UML state diagram conveys the states into which an object or system can transition; but it's not any good at modeling the behavior <text:s/>of many objects in multiple use cases. For this, an activity diagram is far more appropriate. An activity diagram with partitions models who in the system does what and in what sequence. BPM as a technology is the most natural way to be realize these diagrams, in the same way that ORM tools like Hibernate model UML class diagrams effectively. <text:s/></text:p>
      <text:p text:style-name="Standard"/>
      <text:p text:style-name="Standard">1.2 <text:span text:style-name="T1">What is jBPM </text:span><text:span text:style-name="T2">JBPM (http://www.jboss.com/products/jbpm) is a suite of tools that are now under the banner of JBoss. It features a designer environment built on top of eclipse, a server and standalone APIs. You don't need to use all the pieces to build a solution. JBPM is fundamentally a process engine that can execute processes modeled in BPEL and jBPM's own jPDL format. Recently, work has been done to divorce the process engine from the language in which processes are expressed. This has yielded a small, pliable engine that could conceivably be used to support any kind of engine: BPM, workflow, page flow languages, and more! <text:line-break/><text:line-break/>There are many different BPM engines, some <text:s/>open sourced (jBPM, OpenWFE), some closed source: <text:s/>Tibco iProcess Suite, webMethods BPM, etc. There are a lot of proprietary systems that came from former application integration vendors. Because the topology of EAI has changed, and integration has evolved from more than ease-of-message passaging to orchestration of message passing we're now starting to see open source BPM systems that didn't exist before. The proprietary offerings, however, did exist in some form or another from these vendors, but as very limited (with respect to BPM) application integration suites. </text:span></text:p>
      <text:p text:style-name="Standard"><text:span text:style-name="T2"/></text:p>
      <text:p text:style-name="P3">1.2.1.1 <text:span text:style-name="T1">What aren't we going to cover in this tutorial? </text:span>We are not going to delve deeply into using the server or even the designer, as <text:span text:style-name="T3">I</text:span> want to introduce the suite to the developer. The designer is... limited. <text:s text:c="2"/>Ideally, both <text:s/>a business user and a developer should be able to meet at the diagram and iterate via the visual view over the process. Realistically, you can reach the limits of the designer pretty quickly and you will start needing to to do things to your process that don't display readily, such as anytime you change the propagation of tokens (the concept of tokens in jBPM is how you move things forward in the process) in the process engine manually. The server is a layer of services on top of the APIs with which we'll interface in this article. It isn't required, per se. <text:s/></text:p>
      <text:p text:style-name="P4">OR </text:p>
      <text:p text:style-name="P3">BPM has the ability to run code for you as it's moving the state of the process definition along. It can do this if you specify the classes it needs to execute for certain types of workflow nodes. This is useful if for example you want the BPM server to run all the code for you. I don't recommend it, but nonetheless, it's possible. You can also run code as a listener to certain events. You can “listen” to transitions in and out of nodes, for example. This isn't the same thing as having the engine run code as a result of being a node. Instead, this is how jBPM lets <text:s/>you separate the state as defined by the business from external system requirements. For example, you might inject auditing of transitions between nodes there. The auditing isn't a business concern, but a system's concern. In this article, I don't use this functionality much, instead presenting a unified world view of interaction with the BPM system from, and only from, the service endpoint I expose <text:s/><text:line-break/><text:line-break/>1.2.2 <text:span text:style-name="T1">What is conversational state / long lived state </text:span><text:span text:style-name="T2">One thing that a BPM system excels at is at managing long lived process state. Anything that lasts longer than a single transaction or that has wait states (where it wouldn't be practical to keep the transaction open) should be decomposable into a process that a BPM system can manage. Jboss – and their Seam framework offering – are calling this “conversational” state: basically, it's the idea that a process may start on a web page some where, continue into the backoffice, resurface on a web form for more input and then continue. It's just one process and the context is the same throughout all the interactions. For another good definition, see </text:span><text:a xlink:type="simple" xlink:href="http://www.eaipatterns.com/ramblings/20_statelessness.html"><text:span text:style-name="T2">http://www.eaipatterns.com/ramblings/20_statelessness.html</text:span></text:a><text:span text:style-name="T2">. </text:span></text:p>
      <text:p text:style-name="P1"><text:span text:style-name="T2">1.2.3 </text:span><text:span text:style-name="T1">How does it sit in an architecture based on Spring</text:span></text:p>
      <text:p text:style-name="P2">2 <text:span text:style-name="T1">Setting up the toolkits <text:s/></text:span>I'll run through the basics with you here. It assumed you have some familiarity with Spring, Hibernate, database, transactions, J2EE, and... wow.. that's quite a list! I'm too tired to list it all! If you're not familiar with ALL of these things, then the source code is provided and compilable so that you might explore/learn. TODO link to the SourceForge project?</text:p>
      <text:p text:style-name="P2">2.1 <text:span text:style-name="T1">Setting Up Spring </text:span>Spring itself needs only to have the Spring modules jar on the class path. See the included project's root pom.xml for the nitty gritty of our particular installation. I expect this project could be made to work with Spring 1.x, but because I'm using some of the fancy new name spaces, it won't work directly, but with Spring 2.x. The beans jbpmConfiguration and jbpmTemplate configure the jBPM integration, in the file (TODO insert name of file here). Simple, right? As you can probably already guess, jbpmTemplate is what our client (the service) will use to interact with the processes at runtime.</text:p>
      <text:p text:style-name="P2">2.2 <text:span text:style-name="T1">Setting Up Hibernate </text:span>Hibernate is an ORM engine by which you can persist your domain model. JBPM implements the domain model of the process engine itself in Hibernate, so you need to configure that when using it. The main upshot to this is that the process engine itself is transactional. <text:s/>In our spring application context we have configured the Hibernate classes as you might any Spring/Hibernate integration. Refer to the spring application context XML for the data source and the mapping listing pointing to al the Hibernate HBM files for the jBPM engine. In the application, I have 'schemaUpdate' set to true for development. You should disable after you've gotten your model loaded successfully once. The configuration of the database engine itself is also pretty standard: specifics are stored in the properties file, which are macro replaced in the applicatio context. <text:s/></text:p>
      <text:p text:style-name="P2">2.3 <text:span text:style-name="T1">Setting up a process and deploying it </text:span>The jBPM engine reads processes from XML files. The process definition is read and transated into a Hibernate domain model which is then persisted upon startup of the application context. <text:s/>In our application they are stored are under &lt;code&gt;services-engine/src/main/resources as .xml files. We have only one, and you'll see that it's referenced from the Spring applicatio context (services-engine/src/main/resources/services-context.xml, under the bean jbpmConfiguration. The xml file is explicitly mentioned. <text:line-break/>3. <text:span text:style-name="T1">Introduction to the sample application's requirements </text:span>We're going to explore the use of jBPM with a sample application. The application is a simple registration form. Now, at first blush this should be a really simple thing to do. Isn't the registration form the canonical Struts tutorial, after all? But, really, by the time you've built even a mildly robust registrtion form you will have many roles that need to be satisfied. It's a process. </text:p>
      <text:p text:style-name="P2">Starting from the moment the first form is filled out and submitted, a simple confirmation email is sent out, the user clicks the confirmation link contained in that email, and, finally, a welcome email is sent out based on that confirmation link. Simple, right? 4 steps and four different processes, with two roles: the user, and the system. The process may take 2 years or it may take 10 minutes. It's entirely up to the user when he submits the form and then checks his email for the confirmation link. A more robust registration form would have escalation (ie, perhaps the registration form needs to be confirmed within 2 weeks or the user is sent a reminder.) and auditing (perhaps some aspect of the registration needs to reviewed/confirmed by a human being to do validations that aren't readily done by a machine). All of these cases, and the exceptional cases stemming from them, are best modeled in a BPM system. Not such a simple registration form anymore is it? And, definitely, this isn't something you'd want to try and model entirely in a web framework or even a web framework and a services tier. No, those two are only single interactions to this greater process, and orchestration of those interactions is what jBPM does best.</text:p>
      <text:p text:style-name="P2">3.1<text:span text:style-name="T1"> Overview of what pieces will go where to meet the requirements. </text:span>JBPM knows how to dole out work to roles or users. The user may query against this worklist to know what to do next. We expose APIs for this in our sample application. </text:p>
      <text:p text:style-name="P2">We have built a services layer using Spring and Hibernate. There's one domain object (what else?) User. The Spring service provides functionality for manipulating the system's User objects and the processs surrounding the User. </text:p>
      <text:p text:style-name="P2">In our sample application, to handle the different roles we use Quartz to handle the asynchronous interations (I.e, anything that may delay response time on the web site is best modeled via a Quartz job. Quartz is a job scheduler like CRON with many different integration points in the Java landscape. We model our asynchronous interactions as Quartz jobs that run at a fixed interval and poll for work. If there is work, each Quartz job knows how to perform it and it does its best to satisfy the work. Because the partitions of the process are defined by BPM, and the context of each job comes packaged as context variables via the jPBM engine, it really doesn't matter whether you have 1 mainframe polling for these jobs or if you have 100 commodity boxes. There are no contention issues as each Quartz job only polls for work that's not been done. As soon as a Quarz job has the work, it “locks” it and no one else will be able to get it. Instant scalability. I chose Quartz over, say, CRON or Autosys because it's popular and the Spring integration is readily documented. It isn't relevant to what we're doing here. </text:p>
      <text:p text:style-name="Text_20_body">The website (in this case, a very simple registration form with an endpoint for the confirmation link) is built using Spring MVC. I chose Spring MVC because it's very popular, approachable for the person skilled with Struts, and because I just happen to use it. It happens to be - in this case - appropriate technically for the task at hand, but it isn't relevant what framework we choose. </text:p>
      <text:p text:style-name="Text_20_body">Since our interactions with jBPM are all through a remoting layer <text:s/>- which could just as easily be SOAP or XMLRPC or whatever Spring exporter you decide to employ - it isn't even really relevant what platform/language we choose for all these interactions. </text:p>
      <text:p text:style-name="Text_20_body">4. <text:span text:style-name="T1">Analyzing a business process </text:span><text:span text:style-name="T2">A business process is any sequence of steps required to obtain a result. Decompose processes into steps and identify the roles associated with those steps. You can optimize individual individual steps and yeild overall process improvement. You can also re purpose these steps for other processes. Remember individual steps are defined just like a function in a programming language: it has known inputs and yields known outputs. </text:span></text:p>
      <text:p text:style-name="Text_20_body"><text:span text:style-name="T2">A process works the same way – it has known inputs and known outputs; you can re purpose entire processes in different ways. Re use of processes is an important competitive advantage. It's re use of all the infrastructure / components and interactions you've already perfected. The registration example is a perfect example. It's input is the valid user object. The input needn't come from a sign up form. Perhaps the user is constructed and put in a valid state by some process involving a printed form that is manually keyed into the system. The rest of the process can still work – you still need to send a confirmation email and the user still deserves a welcome email. </text:span></text:p>
      <text:p text:style-name="P7">4.1 How business processes are modeled, generally. <text:span text:style-name="T2">Once you've decomposed your business process into individual steps (creating an activity diagram with swimlanes is a great way to approach this task), then you need to express the process in the parlance of your particular process engine. A process definition (regardless of which one) will generally deal with the idea of nodes and states. Control of the process moves from node to node, stalling in certain places – called states. Often there are nodes that know how to evaluate conditions and fork the flow of the process through other nodes, sort of like the switch of a train track that diverts the train one way or another based on some condition. It's possible that you hit a node and then process continues simultaneously among man different paths. Branching out into simultaneous execution is called forking, and often theres a notion of joining, whereupon control converges on one node and continues on one path from there on. </text:span></text:p>
      <text:p text:style-name="P7">4.2 Write a jBPM process definition <text:span text:style-name="T2">Our simple process definition (services-engine/src/main/resources/workflow/process/user_registration.xml) is written in XML. You can use the jBPM eclipse designer tool to build this visually, but it helps to see the XML. Every process has one start state and an end state. These are required. <text:s/>Each stanza of XML is a “node” in JBPM, and each node must specify what paths of execution a node may follow. In jBPM this is called “taking a transition. For many nodes you may have many &lt;code&gt;transition&lt;/code&gt; elements, which means you need to choose which transtion to take. </text:span></text:p>
      <text:p text:style-name="P7"><text:span text:style-name="T2">So, when you first launch a process, the process engine is in the start state which in turn forwards control to whatever is specified in the &lt;code&gt;transition&lt;/code&gt; element. In our process, it forwards control to the send-confirmation-email node, which is a task node. A task node is something that the system queues up and which will not move forward until explicitly told to proceed. Here, we have assigned actors to each task. This allows us to query the system for all the work assigned to one particular type of actor. Our user registration example simply polls for work for these actors and performs some work and then tells execution to continue. You kick off the process and pass in varibles which each node has access to. This is the context. </text:span></text:p>
      <text:p text:style-name="P7">4.2.1 Examine the sample process definition <text:span text:style-name="T2">In our application, we've setup a Spring service (services-engine/src/main/java/com/joshlong/userregistrationexample/impl/WorkflowServiceImpl and UserManagmentServiceImpl) that kicks off execution of our process with the appropriate context variables:</text:span></text:p>
      <text:p text:style-name="P7"><text:span text:style-name="T2">&lt;code&gt;</text:span></text:p>
      <text:p text:style-name="P7"><text:span text:style-name="T2"><text:s/>public void createUserRegistrationProcess(long userId) {</text:span></text:p>
      <text:p text:style-name="P7"><text:span text:style-name="T2"><text:s text:c="8"/>Map&lt;String, Object&gt; params = new HashMap&lt;String, Object&gt;();</text:span></text:p>
      <text:p text:style-name="P7"><text:span text:style-name="T2"><text:s text:c="8"/>params.put("userId", userId);</text:span></text:p>
      <text:p text:style-name="P7"><text:span text:style-name="T2"><text:s text:c="8"/>ProcessInstance processInstance = workflowService.createProcessInstance("user-registration", params);</text:span></text:p>
      <text:p text:style-name="P7"><text:span text:style-name="T2"><text:s text:c="8"/>workflowService.startProcessInstance(processInstance.getId());</text:span></text:p>
      <text:p text:style-name="P7"><text:span text:style-name="T2"><text:s text:c="4"/>}</text:span></text:p>
      <text:p text:style-name="P7"><text:span text:style-name="T2">&lt;/code&gt;</text:span></text:p>
      <text:p text:style-name="P7">5. Building the application <text:span text:style-name="T2">This entire system is built using Spring / Hibernate and Maven. You'll need Maven 2.07 (http://maven.apache.org/download.html) or higher to test it all out.</text:span></text:p>
      <text:p text:style-name="P7">5.1 Examining the website that demonstrates a human workflow <text:span text:style-name="T2">The web site's almost too simple. You go to the first page (“/”) and find a link that prompts you to sign up. The user signs up (there are no validations and the site is not exactly exemplary of the best of modern day web design!) and it pacifies the user with a simple message. The Spring MVC controller for signing up is src/main/java/com/joshlong/userregistrationexample/view/SignUpFormPageController.java. Behind the scenes, however, what's just happened is that the system has created a User object (our domain model Hibernate object) and kicked off a new jBPM process instance. The code (services/services-engine/src/main/java/com/joshlong/userregistrationexample/impl/UserManagmentServiceImpl.java (public void createUserRegistration(long userId)) does very little besides setup a Map which contains the context variables that we want the process to have access to, and then kick off the process itself by calling &lt;code&gt;startProcessInstance&lt;/code&gt; on the workflow service. </text:span><text:bookmark-start text:name="DDE_LINK"/><text:span text:style-name="T2">&lt;code&gt;startProcessInstance&lt;/code&gt;</text:span><text:bookmark-end text:name="DDE_LINK"/><text:span text:style-name="T2"> turns right around and manipulates the jBPM API to create a process and assign variables. We're using the jBPM Spring Module's JbpmTemplate. which behaves very much like JdbcTemplate or HibernateTemplate from standard Spring: it provides ready access to convenience functionality. The code is pretty self evident, I think: a Process Instance object is created and persisted. Variables are associated with the process and then the process instance is returned. </text:span></text:p>
      <text:p text:style-name="P7"><text:span text:style-name="T2">The other integration responsibility for which the site is responsible is providing the endpoint for the URL that the user must click. <text:s/>The sign up confirmation page's controller <text:s text:c="2"/>(/site/src/main/java/com/joshlong/userregistrationexample/view/SignupConfirmationController.java) is yet another very simple example: As the request is made, the userID is used to lookup any outstanding work for the signup-confirmation-actor actor that has a variable called userId whose value is equal to whatever was passed into the request. Obvious security issues aside, the idea is simple. The process is moved forward one step by querying the worklist and completing the job as best as possible given inputs. </text:span></text:p>
      <text:p text:style-name="P7">5.2 Examining the Quartz job that shows an automated job being handled by BPM <text:span text:style-name="T2">The source code for the Quartz job for sending the welcome email (src/main/java/com/joshlong/userreigstrationexample/jobs/impl/SendConfirmationEmail.java) is very revealing, so we'll examine it to see what's happening and to get a feel for interacting with the BPM engine. The code starts with a call to our workflow service's lockNextTaskInstanceByActor. Looking at the definition for that service, you (after a few levels of indirection) end up in services-engine/src/main/java/com/joshlong/userrregistration/impl/WorkflowServiceImpl.java, at a method &lt;code&gt;Collection&lt;Long&gt; getOpenTaskInstancesByActorAndCriteria(final String actor, final Map&lt;String, Object&gt; criteria) &lt;/code&gt;. </text:span></text:p>
      <text:p text:style-name="P7"><text:span text:style-name="T2">This may look pretty scary, but should be welcoming. I created a more advanced integration with jBPM – something for which there was no obvious, efficient analog, and all it involved was working with stock Hibernate and Spring APIs. This service method yeilds all work that needs to be done by an actor and predicates that upon the values of any context variables. In our case, we're not predicating our query upon any variables. We just want a single task for “send-confirmation-email-actor” to do. That returns the taskInstanceId, which we can use to get everything else. Via another call to the workflow service, we are able to get the process instance for the task instance (remember, the task instance is a single step; the process instance is the instance of the currently running, entire process). We want to get the value of the user id, which was set when we kicked off the process, so that we can actually obtain that User from the database. </text:span></text:p>
      <text:p text:style-name="P7"><text:span text:style-name="T2">The next lines are pretty uninteresting. An email is built up using Velocity (a templating engine) and the email is sent out using a EmailUtils class I built. The email contains a URL that (besides being a blatant security risk! This is just for demonstration purposes!) triggers the completion of the next step in the process when clicked. The last line has a call to the workflow service called &lt;code&gt;completeTaskInstance&lt;/code&gt;. The definition for this method is also pretty simple. Behind the scenes, <text:s/>it's just getting a hold of the Task Instance we identify, and it calls the end() method on it and then saves it. </text:span></text:p>
      <text:p text:style-name="P7"><text:span text:style-name="T2">Having called completeTaskInstance, jBPM moves the process to the next step. In this case, that's the signup-confirmation task. It'll stay there, at the signup-confirmation-task, until the user clicks the link in the email. </text:span></text:p>
      <text:p text:style-name="P7">6. Going Further </text:p>
      <text:p text:style-name="P7">6.1 Where to learn more <text:line-break/>6.2 Other, relevant technologies </text:p>
      <text:p text:style-name="Text_20_body"><text:span text:style-name="T2"/></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Josh Long</meta:initial-creator>
    <meta:creation-date>2008-08-01T23:41:28</meta:creation-date>
    <dc:creator>Josh Long</dc:creator>
    <dc:date>2008-08-10T03:53:20</dc:date>
    <meta:editing-cycles>51</meta:editing-cycles>
    <meta:editing-duration>P6DT12H24M35S</meta:editing-duration>
    <meta:user-defined meta:name="Info 1"/>
    <meta:user-defined meta:name="Info 2"/>
    <meta:user-defined meta:name="Info 3"/>
    <meta:user-defined meta:name="Info 4"/>
    <meta:document-statistic meta:table-count="0" meta:image-count="0" meta:object-count="0" meta:page-count="1" meta:paragraph-count="42" meta:word-count="3483" meta:character-count="21138"/>
  </office:meta>
</office:document-meta>
</file>